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F000002DD1AB180D63A61DBD0.jpg" manifest:media-type="image/jpeg"/>
  <manifest:file-entry manifest:full-path="Pictures/10000201000000C8000000783FE0080663508D91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7.386cm" svg:height="22.205cm" svg:x="11.25cm" svg:y="4.295cm">
          <draw:image xlink:href="Pictures/100000000000028F000002DD1AB180D63A61DBD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40:15.256784929</dc:date>
    <meta:editing-duration>PT28M3S</meta:editing-duration>
    <meta:editing-cycles>11</meta:editing-cycles>
    <meta:generator>LibreOffice/7.0.6.2$Linux_X86_64 LibreOffice_project/00$Build-2</meta:generator>
    <meta:document-statistic meta:object-count="7"/>
  </office:meta>
</office:document-meta>
</file>